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ypto <text:tab/>Gambling Network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Users Place Bets based off binary scaled event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tep one: user is sitting in living-room and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1:37:30.112059795</meta:creation-date>
    <dc:date>2018-07-05T11:39:36.448944230</dc:date>
    <meta:editing-duration>PT2M7S</meta:editing-duration>
    <meta:editing-cycles>1</meta:editing-cycles>
    <meta:document-statistic meta:object-count="41"/>
    <meta:generator>LibreOffice/5.4.6.2$Linux_X86_64 LibreOffice_project/40m0$Build-2</meta:generator>
  </office:meta>
</office:document-meta>
</file>